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661d" officeooo:paragraph-rsid="0009661d"/>
    </style:style>
    <style:style style:name="P2" style:family="paragraph" style:parent-style-name="Standard">
      <style:text-properties officeooo:rsid="0009af33" officeooo:paragraph-rsid="0009af33"/>
    </style:style>
    <style:style style:name="P3" style:family="paragraph" style:parent-style-name="Standard">
      <style:text-properties fo:font-weight="bold" officeooo:rsid="000c202a" officeooo:paragraph-rsid="000c202a" style:font-weight-asian="bold" style:font-weight-complex="bold"/>
    </style:style>
    <style:style style:name="P4" style:family="paragraph" style:parent-style-name="Standard">
      <style:text-properties fo:font-weight="normal" officeooo:rsid="000c202a" officeooo:paragraph-rsid="000c202a" style:font-weight-asian="normal" style:font-weight-complex="normal"/>
    </style:style>
    <style:style style:name="P5" style:family="paragraph" style:parent-style-name="Standard">
      <style:text-properties fo:font-weight="normal" officeooo:rsid="000c202a" officeooo:paragraph-rsid="000d6cd6" style:font-weight-asian="normal" style:font-weight-complex="normal"/>
    </style:style>
    <style:style style:name="P6" style:family="paragraph" style:parent-style-name="Standard">
      <style:text-properties fo:font-weight="normal" officeooo:rsid="000d6cd6" officeooo:paragraph-rsid="000d6cd6" style:font-weight-asian="normal" style:font-weight-complex="normal"/>
    </style:style>
    <style:style style:name="P7" style:family="paragraph" style:parent-style-name="Standard">
      <style:text-properties fo:font-weight="normal" officeooo:rsid="000db824" officeooo:paragraph-rsid="000db824" style:font-weight-asian="normal" style:font-weight-complex="normal"/>
    </style:style>
    <style:style style:name="P8" style:family="paragraph" style:parent-style-name="Standard">
      <style:text-properties fo:font-weight="normal" officeooo:rsid="000ef6f4" officeooo:paragraph-rsid="000ef6f4" style:font-weight-asian="normal" style:font-weight-complex="normal"/>
    </style:style>
    <style:style style:name="P9" style:family="paragraph" style:parent-style-name="Standard">
      <style:text-properties fo:font-weight="normal" officeooo:rsid="000f8fe0" officeooo:paragraph-rsid="000f8fe0" style:font-weight-asian="normal" style:font-weight-complex="normal"/>
    </style:style>
    <style:style style:name="P10" style:family="paragraph" style:parent-style-name="Standard">
      <style:text-properties fo:font-style="normal" fo:font-weight="bold" officeooo:rsid="0009af33" officeooo:paragraph-rsid="0009af33" style:font-style-asian="normal" style:font-weight-asian="bold" style:font-style-complex="normal" style:font-weight-complex="bold"/>
    </style:style>
    <style:style style:name="P11" style:family="paragraph" style:parent-style-name="Standard">
      <style:text-properties officeooo:rsid="000c202a" officeooo:paragraph-rsid="000c202a"/>
    </style:style>
    <style:style style:name="T1" style:family="text">
      <style:text-properties officeooo:rsid="000aef77"/>
    </style:style>
    <style:style style:name="T2" style:family="text">
      <style:text-properties officeooo:rsid="000c202a"/>
    </style:style>
    <style:style style:name="T3" style:family="text">
      <style:text-properties officeooo:rsid="000d6cd6"/>
    </style:style>
    <style:style style:name="T4" style:family="text">
      <style:text-properties officeooo:rsid="000db824"/>
    </style:style>
    <style:style style:name="T5" style:family="text">
      <style:text-properties officeooo:rsid="000ef6f4"/>
    </style:style>
    <style:style style:name="T6" style:family="text">
      <style:text-properties officeooo:rsid="000f8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1 </text:p>
      <text:p text:style-name="P1"/>
      <text:p text:style-name="P1"/>
      <text:p text:style-name="P10">Definiciones</text:p>
      <text:p text:style-name="P2"/>
      <text:p text:style-name="P2">1) Un requerimiento es una característica del sistema o una descripción de algo que el sistema es capaz de hacer con el objeto de satisfacer el propósito del sistema. Es decir, una función que los rescolderas esperan que el sistema pueda resolver.</text:p>
      <text:p text:style-name="P2"/>
      <text:p text:style-name="P2">2) Los requerimientos funcionales son todos aquellos que el sistema deba resolver directamente, es decir, que hace. Los requerimientos no funcionales por otro lado son practicas que el sistema deba cumplir, es decir, como lo hace. Por ejemplo elementos de seguridad, confiabilidad, portabilidad, etc.</text:p>
      <text:p text:style-name="P2"/>
      <text:p text:style-name="P2">3) Un stakeholder es cualquier persona que esté involucrada por el sistema. Tanto porque lo va a utilizar, que va a ayudar a diseñarlo, o que va a pagarlo. Entre estos se encuentran usuarios finales, ingenieros, gerentes, expertos en el dominio.</text:p>
      <text:p text:style-name="P2"/>
      <text:p text:style-name="P2">4) <text:span text:style-name="T1">Las fuentes más importantes para la obtención de información son: los stakeholders, con los que charlas los requerimientos del sistema. La documentación existente, manuales de la empresa, información histórica, </text:span><text:span text:style-name="T2">análisis previos. Y especificaciones de sistemas similares que realicen funciones similares disponibles en el mercado.</text:span><text:span text:style-name="T1"><text:line-break/></text:span></text:p>
      <text:p text:style-name="P2">5) L<text:span text:style-name="T1">os tres puntos genéricos de vista son el de los </text:span><text:span text:style-name="T2">interactuares</text:span><text:span text:style-name="T1">, que representan a las personas que se van a ver afectadas directamente o van a utilizar el sistema. El indirecto, que serían los stakeholders que no utilizan el sistema directamente pero si influyen en el diseño del mismo. Y el ultimo punto de vista es el del dominio, que representa las características y restricciones del dominio que influyen en los requerimientos del sistema.</text:span></text:p>
      <text:p text:style-name="P2"/>
      <text:p text:style-name="P11">6) Tres problemas de comunicación comunes que pueden ocurrir durante la elicitación de requerimientos pueden ser: la dificultad para expresar claramente las necesidades, no tener una visión global del problema y los conflictos personales o políticos.</text:p>
      <text:p text:style-name="P11"/>
      <text:p text:style-name="P11"/>
      <text:p text:style-name="P3">Problemas</text:p>
      <text:p text:style-name="P3"/>
      <text:p text:style-name="P4">A)</text:p>
      <text:p text:style-name="P4"/>
      <text:p text:style-name="P5">1) <text:span text:style-name="T3">Stakeholders:</text:span></text:p>
      <text:p text:style-name="P5"><text:tab/>- <text:span text:style-name="T3">Estudiantes.</text:span></text:p>
      <text:p text:style-name="P5"><text:tab/>- <text:span text:style-name="T3">Profesores.</text:span></text:p>
      <text:p text:style-name="P5"><text:tab/>- <text:span text:style-name="T3">JTPs.</text:span></text:p>
      <text:p text:style-name="P5"><text:tab/>- <text:span text:style-name="T3">Oficina de alumnos.</text:span></text:p>
      <text:p text:style-name="P5"><text:tab/>- <text:span text:style-name="T3">Directivos.</text:span></text:p>
      <text:p text:style-name="P5"><text:tab/>- <text:span text:style-name="T3">Personal de redes.<text:line-break/><text:tab/>- Ingenieros.</text:span></text:p>
      <text:p text:style-name="P5"/>
      <text:p text:style-name="P6">Los puntos de vista serían:<text:line-break/><text:tab/>Interactuadores: estudiantes, JTP, profesores y oficina de alumnos.</text:p>
      <text:p text:style-name="P6"><text:tab/>Indirectos: directivos, autoridades académicas.</text:p>
      <text:p text:style-name="P6"><text:tab/>Dominio: normativas de privacidad de datos de la UNLP y del Ministerio de Educación, estándares de seguridad biométrica.</text:p>
      <text:p text:style-name="P6"><text:soft-page-break/></text:p>
      <text:p text:style-name="P6">Las fuentes de información:</text:p>
      <text:p text:style-name="P6"><text:tab/>Stakeholders: entrevistas con alumnos, profesores, JTP, oficina de alumnos.</text:p>
      <text:p text:style-name="P6"><text:tab/>Documentación: reglamentación de privacidad, normativas universitarias, listados actuales de alumnos, procedimientos actuales de toma de asistencia.</text:p>
      <text:p text:style-name="P6"><text:tab/>Sistemas similares: otros sistemas biométricos en universidades, sistemas de control de acceso existentes.</text:p>
      <text:p text:style-name="P6"/>
      <text:p text:style-name="P6">2) Stakeholders:</text:p>
      <text:p text:style-name="P6">- Pacientes.</text:p>
      <text:p text:style-name="P6">- Personal médico.</text:p>
      <text:p text:style-name="P6">- <text:span text:style-name="T4">Personal de enfermería.</text:span></text:p>
      <text:p text:style-name="P6">- Personal administrativo.</text:p>
      <text:p text:style-name="P6">- Colegio de médicos.</text:p>
      <text:p text:style-name="P6">- Ministerio de Salud.</text:p>
      <text:p text:style-name="P6">- Directivos del establecimiento.</text:p>
      <text:p text:style-name="P6">- <text:span text:style-name="T4">Personal de IT y/o redes.</text:span></text:p>
      <text:p text:style-name="P7">- Proveedores de seguros.</text:p>
      <text:p text:style-name="P7">- Auditores médicos.</text:p>
      <text:p text:style-name="P6"/>
      <text:p text:style-name="P7">Los puntos de vista:<text:line-break/><text:line-break/>- Interactuadores: pacientes, personal médico, personal administrativo, personal de enfermerí<text:span text:style-name="T5">a.</text:span></text:p>
      <text:p text:style-name="P7">- Indirectos: Colegio de médicos, Ministerio de Salud, directivos del establecimiento, personal de IT, proveedores de seguros, auditores médicos.</text:p>
      <text:p text:style-name="P7">- Dominio: normativas de privacidad del MS. regulaciones de privacidad de datos médicos, estándares de historias clínicas, protocolos médicos para tratamientos alérgicos, normativas de seguridad en datos de salud.</text:p>
      <text:p text:style-name="P7"/>
      <text:p text:style-name="P7"/>
      <text:p text:style-name="P7">Las fuentes de información:</text:p>
      <text:p text:style-name="P7"><text:tab/>Stakeholders: entrevistas con personal médico, administrativo, <text:span text:style-name="T5">de enfermería y directivos.</text:span></text:p>
      <text:p text:style-name="P7"><text:tab/>Documentación: reglamentaciones de seguridad para datos médicos, normativas del ministerio de salud, historial clínico actual de pacientes, procedimientos actuales de registro, <text:span text:style-name="T5">manuales de procedimientos médicos actuales, formularios existentes de registro, documentación de procesos de internación.</text:span></text:p>
      <text:p text:style-name="P7"><text:tab/>Sistemas similares: <text:span text:style-name="T5">sistemas de gestión médica existentes, software de historia clínica electrónica, sistemas de clínicas especializadas en alergias.</text:span></text:p>
      <text:p text:style-name="P7"/>
      <text:p text:style-name="P7"/>
      <text:p text:style-name="P8">B) </text:p>
      <text:p text:style-name="P8"/>
      <text:p text:style-name="P8">1) En una entrevista se pueden conseguir opiniones, objetivos, procedimientos informales y sentimientos sobre el proyecto.</text:p>
      <text:p text:style-name="P8">2) <text:span text:style-name="T6">Según las palabras de</text:span> Kendall, <text:span text:style-name="T6">los pasos para la preparación de una entrevista son</text:span>: leer los antecedentes, establecer objetivos, seleccionar los entrevistados, planificar la entrevista, preparar al entrevistado.</text:p>
      <text:p text:style-name="P9">3) En una entrevista las preguntas pueden ser abiertas o cerradas. Las abiertas tienen los siguientes pro: tienen mucha naturalez exploratoria, amplitud y profundida, son faciles de preparar. Las cerradas son rapidas para efectuar y faciles de analizar. Los pros y contras entre estos dos tipos de preguntas son inversos, es decir, para lo que son buenas las preguntas cerradas, las abiertas son malas y viceversa.</text:p>
      <text:p text:style-name="P9"><text:soft-page-break/>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2T14:41:03.981763262</meta:creation-date>
    <dc:date>2025-08-22T16:13:52.838742883</dc:date>
    <meta:editing-duration>PT4M6S</meta:editing-duration>
    <meta:editing-cycles>2</meta:editing-cycles>
    <meta:generator>LibreOffice/24.2.7.2$Linux_X86_64 LibreOffice_project/420$Build-2</meta:generator>
    <meta:document-statistic meta:table-count="0" meta:image-count="0" meta:object-count="0" meta:page-count="3" meta:paragraph-count="47" meta:word-count="666" meta:character-count="4647" meta:non-whitespace-character-count="4008"/>
  </office:meta>
</office:document-meta>
</file>